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4.4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Курен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3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Зеван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FB</text:p>
          </table:table-cell>
          <table:table-cell table:style-name="ce1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Использование мобильного телефон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D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Прием пищи/питье вод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изнаки засыпания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igue driving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Отвлечение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0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Водитель идентифицирован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одитель не идентифицирован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Непристегнутый ремень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B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Закрытая камера (саботаж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Неподвижность головы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55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Частое моргание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77</text:p>
          </table:table-cell>
          <table:table-cell table:style-name="ce1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Потирание глаза рукой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66</text:p>
          </table:table-cell>
          <table:table-cell table:style-name="ce1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Закрытые глаза/взгляд вниз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Danger warning, Collision warning, </text:span>Rollover warning, Fatigue driving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Потеря видеосигнала с камеры DS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Потеря видеосигнала с камеры ADA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Риск столкновения с пешеходом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Опасность фронтмального столкновения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Движение на небезопасной дистанции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Покидание полосы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4</text:p>
          </table:table-cell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1:14:17.683605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5:38:47.961823888</meta:creation-date>
    <dc:date>2025-08-14T12:03:02.001353773</dc:date>
    <meta:editing-duration>PT2H14M3S</meta:editing-duration>
    <meta:editing-cycles>9</meta:editing-cycles>
    <meta:generator>LibreOffice/25.2.4.3$Linux_X86_64 LibreOffice_project/33e196637044ead23f5c3226cde09b47731f7e27</meta:generator>
    <meta:document-statistic meta:table-count="1" meta:cell-count="100" meta:object-count="0"/>
  </office:meta>
</office:document-meta>
</file>